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avigation Plan: Base Lin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se existing Gazebo environment and map in the PAL Robotics tutorial</text:p>
              </text:list-item>
              <text:list-item>
                <text:p>It is similar to a Library environment</text:p>
              </text:list-item>
              <text:list-item>
                <text:p>Fixing position of each shelf in the map</text:p>
              </text:list-item>
              <text:list-item>
                <text:p>Commanding robot to go to each shelf from a python commander node, the goal should be facing to the book shelf</text:p>
              </text:list-item>
              <text:list-item>
                <text:p>The book shelf will have AR Markers, before placing book, it will align to the AR marker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anipulation Plan: Base lin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itial idea was to put a box in the robot. But as a base line, we can put the book vertically stacked in a table with good spaces.</text:p>
              </text:list-item>
              <text:list-item>
                <text:p>Or we can think about put it in shelf itself with different section, robot will take book from the return book shelf to actual shelf</text:p>
              </text:list-item>
              <text:list-item>
                <text:p>Robot will take each book and place it in approporiate shelf, each book pose will have an AR marker which determines the shelf number</text:p>
              </text:list-item>
              <text:list-item>
                <text:p>It is an ineffecient method, but as <text:s/>base line we can do this fir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00:11:18.383376146</meta:creation-date>
    <dc:date>2018-05-18T00:46:18.033870573</dc:date>
    <meta:editing-duration>PT19M46S</meta:editing-duration>
    <meta:editing-cycles>10</meta:editing-cycles>
    <meta:generator>LibreOffice/5.1.6.2$Linux_X86_64 LibreOffice_project/10m0$Build-2</meta:generator>
    <meta:document-statistic meta:object-count="29"/>
  </office:meta>
</office:document-meta>
</file>